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7e0021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9001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0.16cm" svg:x="10.26cm" svg:y="1.305cm">
          <text:p/>
          <draw:enhanced-geometry svg:viewBox="0 0 88 21600" draw:glue-points="44 ?f6 44 0 0 10800 44 21600 88 10800" draw:text-areas="0 ?f6 88 ?f3" draw:type="can" draw:modifiers="865.190434012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5.68cm" svg:height="5.18cm" draw:transform="rotate (-1.57079632679579) translate (10.26cm 1.305cm)">
          <text:p/>
          <draw:enhanced-geometry svg:viewBox="0 0 21600 21600" draw:glue-points="10800 0 0 10800 10800 21600 18000 10800" draw:text-areas="3600 0 18000 21600" draw:mirror-horizontal="true" draw:mirror-vertical="false" draw:type="flowchart-stored-data" draw:enhanced-path="M 3600 21600 X 0 10800 3600 0 L 21600 0 X 18000 10800 21600 21600 Z N"/>
        </draw:custom-shape>
        <draw:custom-shape draw:style-name="gr2" draw:text-style-name="P1" draw:layer="layout" svg:width="5.18cm" svg:height="3.91cm" draw:transform="rotate (1.5707963267946) translate (1.17cm 7.72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1" draw:layer="layout" svg:width="3.884cm" svg:height="3.92cm" draw:transform="rotate (1.9198621771934) translate (4.063cm 7.253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true" draw:type="cross" draw:modifiers="9380.8625336927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08cm" svg:y1="2.54cm" svg:x2="5.08cm" svg:y2="6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04T18:32:57</meta:creation-date>
    <dc:date>2011-09-04T19:25:33</dc:date>
    <meta:editing-duration>PT14M17S</meta:editing-duration>
    <meta:editing-cycles>1</meta:editing-cycles>
    <meta:generator>LibreOffice/3.3$Linux LibreOffice_project/330m19$Build-301</meta:generator>
    <meta:document-statistic meta:object-count="5"/>
  </office:meta>
</office:document-meta>
</file>